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05b" officeooo:paragraph-rsid="0016b05b"/>
    </style:style>
    <style:style style:name="P2" style:family="paragraph" style:parent-style-name="Standard">
      <style:text-properties officeooo:rsid="0018948b" officeooo:paragraph-rsid="0018948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il d’entrée : datafoncier.fr</text:p>
      <text:p text:style-name="P1">ayant droit via le dpt ?</text:p>
      <text:p text:style-name="P2">ConsultDF</text:p>
      <text:p text:style-name="P2">Atelier</text:p>
      <text:p text:style-name="P2">Base nationale des batiments 1B salle TS18A</text:p>
      <text:p text:style-name="P2">urban simul 2B salle R1C</text:p>
      <text:p text:style-name="P2">le patrimoine immobilier des personnes physiques en fr 3D salle TS8A</text:p>
      <text:p text:style-name="P2"/>
      <text:p text:style-name="P2"><text:span text:style-name="T1">loi climat et résilience </text:span>– ZAE -art 2-120</text:p>
      <text:p text:style-name="P2">potentiel foncier de 500 M ha</text:p>
      <text:p text:style-name="P2">mono fonctionnalité – foncier peu optimisé</text:p>
      <text:p text:style-name="P2">attendu pour les EPCI compétentes pour assurer création / entretien / aménagement</text:p>
      <text:p text:style-name="P2">il faut faire un inventai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0:16:10.788000000</meta:creation-date>
    <dc:date>2023-12-05T12:15:19.511000000</dc:date>
    <meta:editing-duration>PT1H59M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2" meta:word-count="70" meta:character-count="428" meta:non-whitespace-character-count="368"/>
  </office:meta>
</office:document-meta>
</file>